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99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54.5mm" fo:break-before="auto" style:use-optimal-row-height="true"/>
    </style:style>
    <style:style style:name="ro13" style:family="table-row">
      <style:table-row-properties style:row-height="18.42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72.13mm" fo:break-before="auto" style:use-optimal-row-height="true"/>
    </style:style>
    <style:style style:name="ro16" style:family="table-row">
      <style:table-row-properties style:row-height="59mm" fo:break-before="auto" style:use-optimal-row-height="true"/>
    </style:style>
    <style:style style:name="ro17" style:family="table-row">
      <style:table-row-properties style:row-height="72.5mm" fo:break-before="auto" style:use-optimal-row-height="true"/>
    </style:style>
    <style:style style:name="ro18" style:family="table-row">
      <style:table-row-properties style:row-height="67.65mm" fo:break-before="auto" style:use-optimal-row-height="true"/>
    </style:style>
    <style:style style:name="ro19" style:family="table-row">
      <style:table-row-properties style:row-height="31.84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5"/>
          <table:covered-table-cell table:style-name="ce29"/>
          <table:table-cell table:style-name="ce25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5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"Utilisateur créé"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,</text:span></text:p>
            <text:p><text:span text:style-name="T1">    "userId": Number,</text:span></text:p>
            <text:p><text:span text:style-name="T1">    "name": String,</text:span></text:p>
            <text:p><text:span text:style-name="T1">    "pictureUrl": String,</text:span></text:p>
            <text:p><text:span text:style-name="T1">    "isAdmin": Number (0 ou 1)</text:span></text:p>
            <text:p><text:span text:style-name="T1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1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Recherche d’utilisateurs avec leur nom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search?name=:name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6">
          <table:table-cell table:style-name="ce26" office:value-type="string" calcext:value-type="string">
            <text:p>Récupérer 1 post spécifique avec likes et commentaire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>
            <text:p>Récupérer quelques posts</text:p>
            <text:p> - nombre de posts récupérés : limit</text:p>
            <text:p> - posts récupérés à partir du numéro : off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limit/:offse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8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9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6">
          <table:table-cell table:style-name="ce26" office:value-type="string" calcext:value-type="string">
            <text:p>Afficher toutes les notifications de l’utilisateur déjà connecté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notifications": [</text:p>
            <text:p>        {</text:p>
            <text:p>            "id": Number,</text:p>
            <text:p>            "postId": Number,</text:p>
            <text:p>            "initiator": String,</text:p>
            <text:p>            "type": String</text:p>
            <text:p>        },</text:p>
            <text:p>        {</text:p>
            <text:p>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Supprimer une notification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api/notif/:id</text:p>
          </table:table-cell>
          <table:table-cell table:style-name="ce22" office:value-type="string" calcext:value-type="string">
            <text:p>oui</text:p>
          </table:table-cell>
          <table:table-cell table:style-name="ce22" office:value-type="string" calcext:value-type="string">
            <text:p>oui : user</text:p>
          </table:table-cell>
          <table:table-cell table:style-name="ce22" office:value-type="string" calcext:value-type="string">
            <text:p>-</text:p>
          </table:table-cell>
          <table:table-cell table:style-name="ce17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4">
          <table:table-cell table:style-name="ce26" office:value-type="string" calcext:value-type="string">
            <text:p>Supprimer toutes les notifications de l’utilisateur loggé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2" table:number-rows-repeated="1048541">
          <table:table-cell table:number-columns-repeated="1023"/>
        </table:table-row>
        <table:table-row table:style-name="ro2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0:18:06.774704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29T10:19:39.879921533</dc:date>
    <meta:editing-duration>PT17H52M</meta:editing-duration>
    <meta:editing-cycles>35</meta:editing-cycles>
    <meta:generator>LibreOffice/6.0.7.3$Linux_X86_64 LibreOffice_project/00m0$Build-3</meta:generator>
    <meta:document-statistic meta:table-count="1" meta:cell-count="195" meta:object-count="0"/>
  </office:meta>
</office:document-meta>
</file>